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57" style:parent-style-name="Graphics">
      <style:graphic-properties draw:fill="none" draw:stroke="non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0">
      <style:graphic-properties fo:wrap-option="wrap" fo:padding-top="0.05in" fo:padding-bottom="0.05in" fo:padding-left="0.1in" fo:padding-right="0.1in" draw:textarea-vertical-align="middle" draw:textarea-horizontal-align="center" draw:fill="solid" draw:fill-color="#333f50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3">
      <style:graphic-properties fo:wrap-option="wrap" fo:padding-top="0.05in" fo:padding-bottom="0.05in" fo:padding-left="0.1in" fo:padding-right="0.1in" draw:textarea-vertical-align="middle" draw:textarea-horizontal-align="center" draw:fill="solid" draw:fill-color="#333f50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6">
      <style:graphic-properties fo:wrap-option="wrap" fo:padding-top="0.05in" fo:padding-bottom="0.05in" fo:padding-left="0.1in" fo:padding-right="0.1in" draw:textarea-vertical-align="middle" draw:textarea-horizontal-align="center" draw:fill="solid" draw:fill-color="#333f50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05in" fo:padding-bottom="0.05in" fo:padding-left="0.1in" fo:padding-right="0.1in" draw:textarea-vertical-align="middle" draw:textarea-horizontal-align="center" draw:fill="solid" draw:fill-color="#333f50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 fo:wrap-option="wrap" fo:padding-top="0.05in" fo:padding-bottom="0.05in" fo:padding-left="0.1in" fo:padding-right="0.1in" draw:textarea-vertical-align="middle" draw:textarea-horizontal-align="center" draw:fill="solid" draw:fill-color="#333f50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wrap" fo:padding-top="0.05in" fo:padding-bottom="0.05in" fo:padding-left="0.1in" fo:padding-right="0.1in" draw:textarea-vertical-align="middle" draw:textarea-horizontal-align="center" draw:fill="solid" draw:fill-color="#333f50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.05in" fo:padding-bottom="0.05in" fo:padding-left="0.1in" fo:padding-right="0.1in" draw:textarea-vertical-align="middle" draw:textarea-horizontal-align="center" draw:fill="solid" draw:fill-color="#333f50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60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>
      <style:graphic-properties fo:wrap-option="wrap" fo:padding-top="0.05in" fo:padding-bottom="0.05in" fo:padding-left="0.1in" fo:padding-right="0.1in" draw:textarea-vertical-align="middle" draw:textarea-horizontal-align="center" draw:fill="solid" draw:fill-color="#333f50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wrap" fo:padding-top="0.05in" fo:padding-bottom="0.05in" fo:padding-left="0.1in" fo:padding-right="0.1in" draw:textarea-vertical-align="middle" draw:textarea-horizontal-align="center" draw:fill="solid" draw:fill-color="#333f50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.05in" fo:padding-bottom="0.05in" fo:padding-left="0.1in" fo:padding-right="0.1in" draw:textarea-vertical-align="middle" draw:textarea-horizontal-align="center" draw:fill="solid" draw:fill-color="#333f50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0">
      <style:graphic-properties fo:wrap-option="wrap" fo:padding-top="0.05in" fo:padding-bottom="0.05in" fo:padding-left="0.1in" fo:padding-right="0.1in" draw:textarea-vertical-align="middle" draw:textarea-horizontal-align="center" draw:fill="solid" draw:fill-color="#333f50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1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3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394">
      <style:graphic-properties fo:wrap-option="wrap" fo:padding-top="0.05in" fo:padding-bottom="0.05in" fo:padding-left="0.1in" fo:padding-right="0.1in" draw:textarea-vertical-align="middle" draw:textarea-horizontal-align="center" draw:fill="solid" draw:fill-color="#333f50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3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4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397">
      <style:graphic-properties fo:wrap-option="wrap" fo:padding-top="0.05in" fo:padding-bottom="0.05in" fo:padding-left="0.1in" fo:padding-right="0.1in" draw:textarea-vertical-align="middle" draw:textarea-horizontal-align="center" draw:fill="solid" draw:fill-color="#333f50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6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7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0">
      <style:graphic-properties fo:wrap-option="wrap" fo:padding-top="0.05in" fo:padding-bottom="0.05in" fo:padding-left="0.1in" fo:padding-right="0.1in" draw:textarea-vertical-align="middle" draw:textarea-horizontal-align="center" draw:fill="solid" draw:fill-color="#333f50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3">
      <style:graphic-properties fo:wrap-option="wrap" fo:padding-top="0.05in" fo:padding-bottom="0.05in" fo:padding-left="0.1in" fo:padding-right="0.1in" draw:textarea-vertical-align="middle" draw:textarea-horizontal-align="center" draw:fill="solid" draw:fill-color="#333f50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6">
      <style:graphic-properties fo:wrap-option="wrap" fo:padding-top="0.05in" fo:padding-bottom="0.05in" fo:padding-left="0.1in" fo:padding-right="0.1in" draw:textarea-vertical-align="middle" draw:textarea-horizontal-align="center" draw:fill="solid" draw:fill-color="#333f50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fo:wrap-option="wrap" fo:padding-top="0.05in" fo:padding-bottom="0.05in" fo:padding-left="0.1in" fo:padding-right="0.1in" draw:textarea-vertical-align="middle" draw:textarea-horizontal-align="center" draw:fill="solid" draw:fill-color="#333f50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frame draw:id="id63" draw:style-name="a357" draw:name="Picture 4" svg:x="0in" svg:y="0in" svg:width="13.33333in" svg:height="7.5in" style:rel-width="scale" style:rel-height="scale">
          <draw:image xlink:href="media/image1.png" xlink:type="simple" xlink:show="embed" xlink:actuate="onLoad"/>
          <svg:title/>
          <svg:desc/>
        </draw:frame>
        <draw:custom-shape svg:x="0in" svg:y="0in" svg:width="13.33333in" svg:height="7.5in" draw:id="id64" draw:style-name="a361" draw:name="Rectangle 5">
          <svg:title/>
          <svg:desc/>
          <text:p text:style-name="a359" text:class-names="" text:cond-style-name=""><text:span text:style-name="a3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1.76213in" svg:width="13.33333in" svg:height="0.11811in" draw:id="id65" draw:style-name="a364" draw:name="Rectangle 6">
          <svg:title/>
          <svg:desc/>
          <text:p text:style-name="a363" text:class-names="" text:cond-style-name=""><text:span text:style-name="a3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65969in" svg:width="13.33333in" svg:height="0.11811in" draw:id="id66" draw:style-name="a367" draw:name="Rectangle 7">
          <svg:title/>
          <svg:desc/>
          <text:p text:style-name="a366" text:class-names="" text:cond-style-name=""><text:span text:style-name="a3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4.57794in" svg:width="13.33333in" svg:height="0.11811in" draw:id="id67" draw:style-name="a370" draw:name="Rectangle 9">
          <svg:title/>
          <svg:desc/>
          <text:p text:style-name="a369" text:class-names="" text:cond-style-name=""><text:span text:style-name="a3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2.93307in" svg:height="0.11811in" draw:id="id68" draw:style-name="a373" draw:transform="translate(-1.46653in -0.05905in) rotate(-1.5708) translate(8.84065in 3.22951in)" draw:name="Rectangle 10">
          <svg:title/>
          <svg:desc/>
          <text:p text:style-name="a372" text:class-names="" text:cond-style-name=""><text:span text:style-name="a371" text:class-names=""/></text:p>
          <draw:enhanced-geometry xmlns:dr3d="urn:oasis:names:tc:opendocument:xmlns:dr3d:1.0" draw:type="non-primitive" svg:viewBox="0 0 21600 21600" draw:enhanced-path="M 0 0 L 21600 0 21600 21600 0 21600 Z N" draw:mirror-vertical="true"/>
        </draw:custom-shape>
        <draw:custom-shape svg:width="2.93392in" svg:height="0.11811in" draw:id="id69" draw:style-name="a376" draw:transform="translate(-1.46696in -0.05905in) rotate(-4.71239) translate(4.57591in 3.22909in)" draw:name="Rectangle 11">
          <svg:title/>
          <svg:desc/>
          <text:p text:style-name="a375" text:class-names="" text:cond-style-name=""><text:span text:style-name="a3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.22047in" svg:height="0.11811in" draw:id="id70" draw:style-name="a379" draw:transform="translate(-0.61023in -0.05905in) rotate(-4.71239) translate(10.95784in 1.26993in)" draw:name="Rectangle 12">
          <svg:title/>
          <svg:desc/>
          <text:p text:style-name="a378" text:class-names="" text:cond-style-name=""><text:span text:style-name="a3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2.91339in" svg:height="0.11811in" draw:id="id71" draw:style-name="a382" draw:transform="translate(-1.45669in -0.05905in) rotate(-4.71239) translate(3.61199in 6.0433in)" draw:name="Rectangle 13">
          <svg:title/>
          <svg:desc/>
          <text:p text:style-name="a381" text:class-names="" text:cond-style-name=""><text:span text:style-name="a3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2.91339in" svg:height="0.11811in" draw:id="id72" draw:style-name="a385" draw:transform="translate(-1.45669in -0.05905in) rotate(-4.71239) translate(6.97737in 6.0433in)" draw:name="Rectangle 15">
          <svg:title/>
          <svg:desc/>
          <text:p text:style-name="a384" text:class-names="" text:cond-style-name=""><text:span text:style-name="a3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2.91339in" svg:height="0.14525in" draw:id="id73" draw:style-name="a388" draw:transform="translate(-1.45669in -0.07262in) rotate(-1.5708) translate(10.21108in 6.03462in)" draw:name="Rectangle 16">
          <svg:title/>
          <svg:desc/>
          <text:p text:style-name="a387" text:class-names="" text:cond-style-name=""><text:span text:style-name="a386" text:class-names=""/></text:p>
          <draw:enhanced-geometry xmlns:dr3d="urn:oasis:names:tc:opendocument:xmlns:dr3d:1.0" draw:type="non-primitive" svg:viewBox="0 0 21600 21600" draw:enhanced-path="M 0 0 L 21600 0 21600 21600 0 21600 Z N" draw:mirror-vertical="true"/>
        </draw:custom-shape>
        <draw:custom-shape svg:width="1.22047in" svg:height="0.14103in" draw:id="id74" draw:style-name="a391" draw:transform="translate(-0.61023in -0.07051in) rotate(-4.71239) translate(2.70629in 1.26993in)" draw:name="Rectangle 17">
          <svg:title/>
          <svg:desc/>
          <text:p text:style-name="a390" text:class-names="" text:cond-style-name=""><text:span text:style-name="a3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.22047in" svg:height="0.11811in" draw:id="id75" draw:style-name="a394" draw:transform="translate(-0.61023in -0.05905in) rotate(-4.71239) translate(5.48078in 1.26993in)" draw:name="Rectangle 18">
          <svg:title/>
          <svg:desc/>
          <text:p text:style-name="a393" text:class-names="" text:cond-style-name=""><text:span text:style-name="a3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.22047in" svg:height="0.11811in" draw:id="id76" draw:style-name="a397" draw:transform="translate(-0.61023in -0.05905in) rotate(-4.71239) translate(8.38484in 1.26993in)" draw:name="Rectangle 19">
          <svg:title/>
          <svg:desc/>
          <text:p text:style-name="a396" text:class-names="" text:cond-style-name=""><text:span text:style-name="a3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462in" svg:y="-0.0111in" svg:width="0.11811in" svg:height="0.7874in" draw:id="id77" draw:style-name="a400" draw:name="Rectangle 20">
          <svg:title/>
          <svg:desc/>
          <text:p text:style-name="a399" text:class-names="" text:cond-style-name=""><text:span text:style-name="a3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0.14598in" svg:y1="2.34925in" svg:x2="4.34798in" svg:y2="2.32078in" draw:id="id78" draw:style-name="a401" draw:name="Straight Connector 22">
          <svg:title/>
          <svg:desc/>
        </draw:connector>
        <draw:connector draw:type="line" svg:x1="0.0606in" svg:y1="5.19284in" svg:x2="3.49235in" svg:y2="5.16923in" draw:id="id79" draw:style-name="a402" draw:name="Straight Connector 27">
          <svg:title/>
          <svg:desc/>
        </draw:connector>
        <draw:connector draw:type="line" svg:x1="9.05567in" svg:y1="2.32481in" svg:x2="13.25766in" svg:y2="2.29634in" draw:id="id80" draw:style-name="a403" draw:name="Straight Connector 28">
          <svg:title/>
          <svg:desc/>
        </draw:connector>
        <draw:connector draw:type="line" svg:x1="4.56567in" svg:y1="2.32481in" svg:x2="8.76766in" svg:y2="2.29634in" draw:id="id81" draw:style-name="a404" draw:name="Straight Connector 29">
          <svg:title/>
          <svg:desc/>
        </draw:connector>
        <draw:connector draw:type="line" svg:x1="10.36757in" svg:y1="5.18127in" svg:x2="13.2681in" svg:y2="5.16081in" draw:id="id82" draw:style-name="a405" draw:name="Straight Connector 31">
          <svg:title/>
          <svg:desc/>
        </draw:connector>
        <draw:connector draw:type="line" svg:x1="7.12478in" svg:y1="5.19201in" svg:x2="10.0546in" svg:y2="5.16923in" draw:id="id83" draw:style-name="a406" draw:name="Straight Connector 32">
          <svg:title/>
          <svg:desc/>
        </draw:connector>
        <draw:connector draw:type="line" svg:x1="3.687in" svg:y1="5.20465in" svg:x2="6.80733in" svg:y2="5.19284in" draw:id="id84" draw:style-name="a407" draw:name="Straight Connector 33">
          <svg:title/>
          <svg:desc/>
        </draw:connector>
        <draw:custom-shape svg:x="0in" svg:y="-0.03363in" svg:width="13.33333in" svg:height="0.11811in" draw:id="id85" draw:style-name="a410" draw:name="Rectangle 37">
          <svg:title/>
          <svg:desc/>
          <text:p text:style-name="a409" text:class-names="" text:cond-style-name=""><text:span text:style-name="a4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7.48031in" svg:height="0.11811in" draw:id="id86" draw:style-name="a413" draw:transform="translate(-3.74015in -0.05905in) rotate(-4.71239) translate(0.04618in 3.72906in)" draw:name="Rectangle 38">
          <svg:title/>
          <svg:desc/>
          <text:p text:style-name="a412" text:class-names="" text:cond-style-name=""><text:span text:style-name="a4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1287in" svg:y="7.37755in" svg:width="13.30709in" svg:height="0.11811in" draw:id="id87" draw:style-name="a416" draw:name="Rectangle 39">
          <svg:title/>
          <svg:desc/>
          <text:p text:style-name="a415" text:class-names="" text:cond-style-name=""><text:span text:style-name="a4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7.48031in" svg:height="0.11811in" draw:id="id88" draw:style-name="a419" draw:transform="translate(-3.74015in -0.05905in) rotate(-4.71239) translate(13.25887in 3.75984in)" draw:name="Rectangle 40">
          <svg:title/>
          <svg:desc/>
          <text:p text:style-name="a418" text:class-names="" text:cond-style-name=""><text:span text:style-name="a4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360" draw:style="radial" draw:cx="50%" draw:cy="130%" draw:start-color="#ffffff" draw:end-color="#ffffff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04/09/2023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04/09/2023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04/09/2023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04/09/2023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04/09/2023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04/09/2023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04/09/2023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04/09/2023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04/09/2023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04/09/2023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04/09/2023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04/09/2023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bios</meta:initial-creator>
    <dc:creator>bios</dc:creator>
    <meta:creation-date>2023-09-01T07:22:41Z</meta:creation-date>
    <dc:date>2023-09-04T00:04:46Z</dc:date>
    <meta:editing-cycles>8</meta:editing-cycles>
    <meta:editing-duration>PT28359S</meta:editing-duration>
    <meta:document-statistic meta:paragraph-count="0" meta:word-count="0"/>
  </office:meta>
</office:document-meta>
</file>